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underline-style="solid" style:text-underline-width="auto" style:text-underline-color="font-color"/>
    </style:style>
    <style:style style:name="T5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9a_2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8, FF 19a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Clara Binswanger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February 26, 1884</text:p>
      <text:p text:style-name="P5">Month<text:tab/><text:tab/><text:tab/><text:tab/><text:tab/><text:tab/>February</text:p>
      <text:p text:style-name="P5">Year<text:tab/><text:tab/><text:tab/><text:tab/><text:tab/><text:tab/>1884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Y</text:p>
      <text:p text:style-name="P5">Stamp<text:tab/><text:tab/><text:tab/><text:tab/><text:tab/><text:tab/>Y</text:p>
      <text:p text:style-name="P5">Postma<text:tab/>rk<text:tab/><text:tab/><text:tab/><text:tab/><text:tab/>Y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Envelope]</text:p>
      <text:p text:style-name="P2">Rev. S. Morais/</text:p>
      <text:p text:style-name="P2"><text:tab/>546 N. 5<text:span text:style-name="T2">th</text:span><text:span text:style-name="T3"> St./</text:span></text:p>
      <text:p text:style-name="P2"><text:span text:style-name="T3"><text:tab/><text:tab/>City/</text:span></text:p>
      <text:p text:style-name="P2"><text:span text:style-name="T3"/></text:p>
      <text:p text:style-name="P2"><text:span text:style-name="T3">[Page 1]</text:span></text:p>
      <text:p text:style-name="P3"><text:span text:style-name="T3">1902 Tioga St./</text:span></text:p>
      <text:p text:style-name="P3"><text:span text:style-name="T3">Phila, Feby 26, 1884./</text:span></text:p>
      <text:p text:style-name="P2"><text:span text:style-name="T3">Rev. S. Morais,/</text:span></text:p>
      <text:p text:style-name="P2"><text:span text:style-name="T3"><text:tab/>Dear Sir--/</text:span></text:p>
      <text:p text:style-name="P2"><text:span text:style-name="T3"><text:tab/><text:tab/>Being chairman of the/ Committee for preparing questions for/ your consideration, I herewith send you/ the following ones, which we hope you/ will explain at our meeting on Monday/ evening next, March 3rd. 1884./</text:span></text:p>
      <text:p text:style-name="P2"><text:span text:style-name="T3"/></text:p>
      <text:p text:style-name="P2"><text:soft-page-break/><text:span text:style-name="T3">1. When do we first read of different/ sects among the Jews? <text:s/>In what respect/ did they differ. <text:s/>[Hebrew, in pencil]/</text:span></text:p>
      <text:p text:style-name="P2"><text:span text:style-name="T3">2. In Genesis II. 17v. we read: But of the/ tree of the knowledge of good and evil/ thou shalt not eat of it; for on the day/ thou eatest thereof </text:span><text:span text:style-name="T4">thou shalt surely die</text:span><text:span text:style-name="T5">./</text:span></text:p>
      <text:p text:style-name="P2"><text:span text:style-name="T5"/></text:p>
      <text:p text:style-name="P2"><text:span text:style-name="T5">[Page 2]</text:span></text:p>
      <text:p text:style-name="P2"><text:span text:style-name="T5">Why was the Word of God not fulfilled?/</text:span></text:p>
      <text:p text:style-name="P2"><text:span text:style-name="T5">[Hebrew, in pencil]/</text:span></text:p>
      <text:p text:style-name="P2"><text:span text:style-name="T5">3. To whom was the name of Nazarite given,/ and what were their duties?/</text:span></text:p>
      <text:p text:style-name="P2"><text:span text:style-name="T5">[Hebrew, in pencil]/</text:span></text:p>
      <text:p text:style-name="P2"><text:span text:style-name="T5">4. What is the Jewish Doctrine concerning/ Rewards and Punishments?/</text:span></text:p>
      <text:p text:style-name="P2"><text:span text:style-name="T5">[Hebrew, in pencil]/</text:span></text:p>
      <text:p text:style-name="P2"><text:span text:style-name="T5">5. Have we any knowledge of the observance/ of the Sabbath before the time of Moses?/</text:span></text:p>
      <text:p text:style-name="P2"><text:span text:style-name="T5">[Hebrew, in pencil]/</text:span></text:p>
      <text:p text:style-name="P2"><text:span text:style-name="T5">6. What does the term "book" signify/ as mentioned in Exodus XVII, 14 v./ "And the Lord said unto Moses, write this/ for a memorial in the </text:span><text:span text:style-name="T4">book</text:span><text:span text:style-name="T5">, and rehearse/ it in the ears of Joshua; for I will/ utterly blot out the remembrance of/ Amalek from under the heavens./</text:span></text:p>
      <text:p text:style-name="P2"><text:span text:style-name="T5">[Hebrew, in pencil]/</text:span></text:p>
      <text:p text:style-name="P2"><text:span text:style-name="T5">7. Why are chickens not allowed to be/ eaten with butter? <text:s/>[Hebrew, written in pencil between the lines of #7]/</text:span></text:p>
      <text:p text:style-name="P2"><text:span text:style-name="T5">Respectfully, Clara Binswanger./ Chrma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5T14:13:29.38</meta:creation-date>
    <dc:date>2012-01-25T14:21:53.31</dc:date>
    <dc:creator>Penn Libraries</dc:creator>
    <meta:editing-duration>PT00H08M24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85" meta:word-count="421" meta:character-count="2696"/>
  </office:meta>
</office:document-meta>
</file>